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ryan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f629ec1">1. what is org-mode ?</text:a></text:p>
          <text:p text:style-name="Contents_20_2"><text:a xlink:type="simple" xlink:href="#org7bfde0f">1.1. Its a a system within emacs for organizing notes and tasks.</text:a></text:p>
          <text:p text:style-name="Contents_20_2"><text:a xlink:type="simple" xlink:href="#org2a2a973">1.2. Org-mode is an example of an exocortex.</text:a></text:p>
          <text:p text:style-name="Contents_20_3"><text:a xlink:type="simple" xlink:href="#orgd5a0b14">1.2.1. Something to rely on other than your brain to remember things.</text:a></text:p>
          <text:p text:style-name="Contents_20_1"><text:a xlink:type="simple" xlink:href="#orgc6a734e">2. org-mode features</text:a></text:p>
          <text:p text:style-name="Contents_20_2"><text:a xlink:type="simple" xlink:href="#orgdef8b56">2.1. Get organized and stop forgetting things</text:a></text:p>
          <text:p text:style-name="Contents_20_2"><text:a xlink:type="simple" xlink:href="#orge25ff61">2.2. Maintain focus on the task</text:a></text:p>
          <text:p text:style-name="Contents_20_2"><text:a xlink:type="simple" xlink:href="#org89c303f">2.3. Outlining , with easy folding 'tab'</text:a></text:p>
          <text:p text:style-name="Contents_20_3"><text:a xlink:type="simple" xlink:href="#org4b157be">2.3.1. helps with maintaining focus</text:a></text:p>
          <text:p text:style-name="Contents_20_2"><text:a xlink:type="simple" xlink:href="#orgf030d8e">2.4. Task management &amp; to-do lists 't'</text:a></text:p>
          <text:p text:style-name="Contents_20_3"><text:a xlink:type="simple" xlink:href="#orgdd49d23">2.4.1. <text:span text:style-name="OrgTodo">DONE</text:span> task uno</text:a></text:p>
          <text:p text:style-name="Contents_20_3"><text:a xlink:type="simple" xlink:href="#org3ba6a9e">2.4.2. <text:span text:style-name="OrgTodo">TODO</text:span> 2nd task</text:a></text:p>
          <text:p text:style-name="Contents_20_3"><text:a xlink:type="simple" xlink:href="#org3960266">2.4.3. <text:span text:style-name="OrgTodo">TODO</text:span> 3rd  task</text:a></text:p>
          <text:p text:style-name="Contents_20_2"><text:a xlink:type="simple" xlink:href="#org5d5b4b7">2.5. Progress indicators <text:span text:style-name="OrgCode">[2/3]</text:span></text:a></text:p>
          <text:p text:style-name="Contents_20_3"><text:a xlink:type="simple" xlink:href="#org9be5410">2.5.1. <text:span text:style-name="OrgTodo">TODO</text:span> task uno</text:a></text:p>
          <text:p text:style-name="Contents_20_3"><text:a xlink:type="simple" xlink:href="#orgae195a4">2.5.2. <text:span text:style-name="OrgTodo">DONE</text:span> 2nd task</text:a></text:p>
          <text:p text:style-name="Contents_20_3"><text:a xlink:type="simple" xlink:href="#orgc23b9d4">2.5.3. <text:span text:style-name="OrgTodo">DONE</text:span> 3rd  task</text:a></text:p>
          <text:p text:style-name="Contents_20_2"><text:a xlink:type="simple" xlink:href="#org3d42086">2.6. Percentage progress indicator <text:span text:style-name="OrgCode">[60%]</text:span></text:a></text:p>
          <text:p text:style-name="Contents_20_3"><text:a xlink:type="simple" xlink:href="#org04d917b">2.6.1. <text:span text:style-name="OrgTodo">DONE</text:span> task uno</text:a></text:p>
          <text:p text:style-name="Contents_20_3"><text:a xlink:type="simple" xlink:href="#org0874d8f">2.6.2. <text:span text:style-name="OrgTodo">DONE</text:span> 3rd task</text:a></text:p>
          <text:p text:style-name="Contents_20_3"><text:a xlink:type="simple" xlink:href="#orgcc06ded">2.6.3. <text:span text:style-name="OrgTodo">DONE</text:span> 2nd task</text:a></text:p>
          <text:p text:style-name="Contents_20_3"><text:a xlink:type="simple" xlink:href="#org9feb13f">2.6.4. <text:span text:style-name="OrgTodo">TODO</text:span> 2nd task</text:a></text:p>
          <text:p text:style-name="Contents_20_3"><text:a xlink:type="simple" xlink:href="#orgfd5ceaf">2.6.5. <text:span text:style-name="OrgTodo">TODO</text:span> 2nd task</text:a></text:p>
          <text:p text:style-name="Contents_20_2"><text:a xlink:type="simple" xlink:href="#orgfa1faaf">2.7. Scheduling and working with an agenda</text:a></text:p>
          <text:p text:style-name="Contents_20_2"><text:a xlink:type="simple" xlink:href="#org744de47">2.8. Markup</text:a></text:p>
          <text:p text:style-name="Contents_20_3"><text:a xlink:type="simple" xlink:href="#org5700912">2.8.1. Text Transformations</text:a></text:p>
          <text:p text:style-name="Contents_20_3"><text:a xlink:type="simple" xlink:href="#org8b4aede">2.8.2. Links [[address][description]\]</text:a></text:p>
          <text:p text:style-name="Contents_20_3"><text:a xlink:type="simple" xlink:href="#org3f7cc38">2.8.3. Smarter Tables</text:a></text:p>
          <text:p text:style-name="Contents_20_2"><text:a xlink:type="simple" xlink:href="#org1625a64">2.9. Export to other formats from the same source</text:a></text:p>
          <text:p text:style-name="Contents_20_1"><text:a xlink:type="simple" xlink:href="#org6dd8e31">3. THIS is a topic</text:a></text:p>
          <text:p text:style-name="Contents_20_2"><text:a xlink:type="simple" xlink:href="#org633ee71">3.1. sub topic</text:a></text:p>
          <text:p text:style-name="Contents_20_3"><text:a xlink:type="simple" xlink:href="#org5595f85">3.1.1. sub sub topic</text:a></text:p>
          <text:p text:style-name="Contents_20_1"><text:a xlink:type="simple" xlink:href="#org3981920">4. this is another point</text:a></text:p>
        </text:index-body>
      </text:table-of-content>
      <text:h text:style-name="Heading_20_1" text:outline-level="1" text:is-list-header="false">
<text:bookmark-start text:name="OrgXref.orgf629ec1"/>
<text:bookmark text:name="orgf629ec1"/>what is org-mode ?
<text:bookmark-end text:name="OrgXref.orgf629ec1"/></text:h>
      <text:h text:style-name="Heading_20_2" text:outline-level="2" text:is-list-header="false">
<text:bookmark-start text:name="OrgXref.org7bfde0f"/>
<text:bookmark text:name="org7bfde0f"/>Its a a system within emacs for organizing notes and tasks.
<text:bookmark-end text:name="OrgXref.org7bfde0f"/></text:h>
      <text:h text:style-name="Heading_20_2" text:outline-level="2" text:is-list-header="false">
<text:bookmark-start text:name="OrgXref.org2a2a973"/>
<text:bookmark text:name="org2a2a973"/>Org-mode is an example of an exocortex.
<text:bookmark-end text:name="OrgXref.org2a2a973"/></text:h>
      <text:h text:style-name="Heading_20_3" text:outline-level="3" text:is-list-header="false">
<text:bookmark-start text:name="OrgXref.orgd5a0b14"/>
<text:bookmark text:name="orgd5a0b14"/>Something to rely on other than your brain to remember things.
<text:bookmark-end text:name="OrgXref.orgd5a0b14"/></text:h>
      <text:h text:style-name="Heading_20_1" text:outline-level="1" text:is-list-header="false">
<text:bookmark-start text:name="OrgXref.orgc6a734e"/>
<text:bookmark text:name="orgc6a734e"/>org-mode features
<text:bookmark-end text:name="OrgXref.orgc6a734e"/></text:h>
      <text:h text:style-name="Heading_20_2" text:outline-level="2" text:is-list-header="false">
<text:bookmark-start text:name="OrgXref.orgdef8b56"/>
<text:bookmark text:name="orgdef8b56"/>Get organized and stop forgetting things
<text:bookmark-end text:name="OrgXref.orgdef8b56"/></text:h>
      <text:h text:style-name="Heading_20_2" text:outline-level="2" text:is-list-header="false">
<text:bookmark-start text:name="OrgXref.orge25ff61"/>
<text:bookmark text:name="orge25ff61"/>Maintain focus on the task
<text:bookmark-end text:name="OrgXref.orge25ff61"/></text:h>
      <text:h text:style-name="Heading_20_2" text:outline-level="2" text:is-list-header="false">
<text:bookmark-start text:name="OrgXref.org89c303f"/>
<text:bookmark text:name="org89c303f"/>Outlining , with easy folding 'tab'
<text:bookmark-end text:name="OrgXref.org89c303f"/></text:h>
      <text:h text:style-name="Heading_20_3" text:outline-level="3" text:is-list-header="false">
<text:bookmark-start text:name="OrgXref.org4b157be"/>
<text:bookmark text:name="org4b157be"/>helps with maintaining focus
<text:bookmark-end text:name="OrgXref.org4b157be"/></text:h>
      <text:h text:style-name="Heading_20_2" text:outline-level="2" text:is-list-header="false">
<text:bookmark-start text:name="OrgXref.orgf030d8e"/>
<text:bookmark text:name="orgf030d8e"/>Task management &amp; to-do lists 't'
<text:bookmark-end text:name="OrgXref.orgf030d8e"/></text:h>
      <text:h text:style-name="Heading_20_3" text:outline-level="3" text:is-list-header="false">
<text:bookmark-start text:name="OrgXref.orgdd49d23"/>
<text:bookmark text:name="orgdd49d23"/><text:span text:style-name="OrgDone">DONE</text:span> task uno
<text:bookmark-end text:name="OrgXref.orgdd49d23"/></text:h>
      <text:h text:style-name="Heading_20_3" text:outline-level="3" text:is-list-header="false">
<text:bookmark-start text:name="OrgXref.org3ba6a9e"/>
<text:bookmark text:name="org3ba6a9e"/><text:span text:style-name="OrgTodo">TODO</text:span> 2nd task
<text:bookmark-end text:name="OrgXref.org3ba6a9e"/></text:h>
      <text:h text:style-name="Heading_20_3" text:outline-level="3" text:is-list-header="false">
<text:bookmark-start text:name="OrgXref.org3960266"/>
<text:bookmark text:name="org3960266"/><text:span text:style-name="OrgTodo">TODO</text:span> 3rd  task
<text:bookmark-end text:name="OrgXref.org3960266"/></text:h>
      <text:h text:style-name="Heading_20_2" text:outline-level="2" text:is-list-header="false">
<text:bookmark-start text:name="OrgXref.org5d5b4b7"/>
<text:bookmark text:name="org5d5b4b7"/>Progress indicators <text:span text:style-name="OrgCode">[2/3]</text:span>
<text:bookmark-end text:name="OrgXref.org5d5b4b7"/></text:h>
      <text:h text:style-name="Heading_20_3" text:outline-level="3" text:is-list-header="false">
<text:bookmark-start text:name="OrgXref.org9be5410"/>
<text:bookmark text:name="org9be5410"/><text:span text:style-name="OrgTodo">TODO</text:span> task uno
<text:bookmark-end text:name="OrgXref.org9be5410"/></text:h>
      <text:h text:style-name="Heading_20_3" text:outline-level="3" text:is-list-header="false">
<text:bookmark-start text:name="OrgXref.orgae195a4"/>
<text:bookmark text:name="orgae195a4"/><text:span text:style-name="OrgDone">DONE</text:span> 2nd task
<text:bookmark-end text:name="OrgXref.orgae195a4"/></text:h>
      <text:h text:style-name="Heading_20_3" text:outline-level="3" text:is-list-header="false">
<text:bookmark-start text:name="OrgXref.orgc23b9d4"/>
<text:bookmark text:name="orgc23b9d4"/><text:span text:style-name="OrgDone">DONE</text:span> 3rd  task
<text:bookmark-end text:name="OrgXref.orgc23b9d4"/></text:h>
      <text:h text:style-name="Heading_20_2" text:outline-level="2" text:is-list-header="false">
<text:bookmark-start text:name="OrgXref.org3d42086"/>
<text:bookmark text:name="org3d42086"/>Percentage progress indicator <text:span text:style-name="OrgCode">[60%]</text:span>
<text:bookmark-end text:name="OrgXref.org3d42086"/></text:h>
      <text:h text:style-name="Heading_20_3" text:outline-level="3" text:is-list-header="false">
<text:bookmark-start text:name="OrgXref.org04d917b"/>
<text:bookmark text:name="org04d917b"/><text:span text:style-name="OrgDone">DONE</text:span> task uno
<text:bookmark-end text:name="OrgXref.org04d917b"/></text:h>
      <text:h text:style-name="Heading_20_3" text:outline-level="3" text:is-list-header="false">
<text:bookmark-start text:name="OrgXref.org0874d8f"/>
<text:bookmark text:name="org0874d8f"/><text:span text:style-name="OrgDone">DONE</text:span> 3rd task
<text:bookmark-end text:name="OrgXref.org0874d8f"/></text:h>
      <text:h text:style-name="Heading_20_3" text:outline-level="3" text:is-list-header="false">
<text:bookmark-start text:name="OrgXref.orgcc06ded"/>
<text:bookmark text:name="orgcc06ded"/><text:span text:style-name="OrgDone">DONE</text:span> 2nd task
<text:bookmark-end text:name="OrgXref.orgcc06ded"/></text:h>
      <text:h text:style-name="Heading_20_3" text:outline-level="3" text:is-list-header="false">
<text:bookmark-start text:name="OrgXref.org9feb13f"/>
<text:bookmark text:name="org9feb13f"/><text:span text:style-name="OrgTodo">TODO</text:span> 2nd task
<text:bookmark-end text:name="OrgXref.org9feb13f"/></text:h>
      <text:h text:style-name="Heading_20_3" text:outline-level="3" text:is-list-header="false">
<text:bookmark-start text:name="OrgXref.orgfd5ceaf"/>
<text:bookmark text:name="orgfd5ceaf"/><text:span text:style-name="OrgTodo">TODO</text:span> 2nd task
<text:bookmark-end text:name="OrgXref.orgfd5ceaf"/></text:h>
      <text:h text:style-name="Heading_20_2" text:outline-level="2" text:is-list-header="false">
<text:bookmark-start text:name="OrgXref.orgfa1faaf"/>
<text:bookmark text:name="orgfa1faaf"/>Scheduling and working with an agenda
<text:bookmark-end text:name="OrgXref.orgfa1faaf"/></text:h>
      <text:list text:style-name="OrgBulletedList" text:continue-numbering="false">
        <text:list-item>
          <text:p text:style-name="Text_20_body">lets write some text
</text:p>
        </text:list-item>
        <text:list-item>
          <text:p text:style-name="Text_20_body">barber
</text:p>
        </text:list-item>
        <text:list-item>
          <text:p text:style-name="Text_20_body">shopping
</text:p>
        </text:list-item>
        <text:list-item>
          <text:p text:style-name="Text_20_body">dog walk
</text:p>
        </text:list-item>
      </text:list>
      <text:h text:style-name="Heading_20_2" text:outline-level="2" text:is-list-header="false">
<text:bookmark-start text:name="OrgXref.org744de47"/>
<text:bookmark text:name="org744de47"/>Markup
<text:bookmark-end text:name="OrgXref.org744de47"/></text:h>
      <text:h text:style-name="Heading_20_3" text:outline-level="3" text:is-list-header="false">
<text:bookmark-start text:name="OrgXref.org5700912"/>
<text:bookmark text:name="org5700912"/>Text Transformations
<text:bookmark-end text:name="OrgXref.org5700912"/></text:h>
      <text:list text:style-name="OrgBulletedList" text:continue-numbering="false">
        <text:list-item>
          <text:p text:style-name="Text_20_body"><text:span text:style-name="Emphasis">italic</text:span> text
</text:p>
        </text:list-item>
        <text:list-item>
          <text:p text:style-name="Text_20_body"><text:span text:style-name="Bold">bold</text:span> text
</text:p>
        </text:list-item>
        <text:list-item>
          <text:p text:style-name="Text_20_body"><text:span text:style-name="OrgCode">verbatim</text:span>
</text:p>
        </text:list-item>
        <text:list-item>
          <text:p text:style-name="Text_20_body"><text:span text:style-name="Strikethrough">stroke through</text:span> text
</text:p>
        </text:list-item>
      </text:list>
      <text:h text:style-name="Heading_20_3" text:outline-level="3" text:is-list-header="false">
<text:bookmark-start text:name="OrgXref.org8b4aede"/>
<text:bookmark text:name="org8b4aede"/>Links [[address][description]\]
<text:bookmark-end text:name="OrgXref.org8b4aede"/></text:h>
      <text:list text:style-name="OrgBulletedList" text:continue-numbering="false">
        <text:list-item>
          <text:p text:style-name="Text_20_body">C-c + C-l to create a link automatically
</text:p>
        </text:list-item>
        <text:list-item>
          <text:p text:style-name="Text_20_body">HTTP links
<text:a xlink:type="simple" xlink:href="https://github.com//ryanLeulmi">my github</text:a>
</text:p>
        </text:list-item>
        <text:list-item>
          <text:p text:style-name="Text_20_body">Local Links to files / todos / files / etc..
<text:a xlink:type="simple" xlink:href="file:///home/ryan/.spacemacs">dotspacemacs</text:a>
</text:p>
        </text:list-item>
        <text:list-item>
          <text:p text:style-name="Text_20_body">C-c + C-o to open a local link in a new buffer
</text:p>
        </text:list-item>
      </text:list>
      <text:h text:style-name="Heading_20_3" text:outline-level="3" text:is-list-header="false">
<text:bookmark-start text:name="OrgXref.org3f7cc38"/>
<text:bookmark text:name="org3f7cc38"/>Smarter Tables
<text:bookmark-end text:name="OrgXref.org3f7cc38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Student #</text:p>
              </table:table-cell>
              <table:table-cell table:style-name="OrgTblCellTB">
                <text:p text:style-name="OrgTableHeadingLeft">Email</text:p>
              </table:table-cell>
              <table:table-cell table:style-name="OrgTblCellTB">
                <text:p text:style-name="OrgTableHeadingLeft">Password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ryan</text:p>
              </table:table-cell>
              <table:table-cell table:style-name="OrgTblCellT">
                <text:p text:style-name="OrgTableContentsLeft">ryanleulmi@gmail.com</text:p>
              </table:table-cell>
              <table:table-cell table:style-name="OrgTblCellT">
                <text:p text:style-name="OrgTableContentsLeft">1234</text:p>
              </table:table-cell>
            </table:table-row>
            <table:table-row>
              <table:table-cell table:style-name="OrgTblCellB">
                <text:p text:style-name="OrgTableContentsLeft">student</text:p>
              </table:table-cell>
              <table:table-cell table:style-name="OrgTblCellB">
                <text:p text:style-name="OrgTableContentsLeft">another one</text:p>
              </table:table-cell>
              <table:table-cell table:style-name="OrgTblCellB">
                <text:p text:style-name="OrgTableContentsLeft">asd21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1625a64"/>
<text:bookmark text:name="org1625a64"/>Export to other formats from the same source
<text:bookmark-end text:name="OrgXref.org1625a64"/></text:h>
      <text:h text:style-name="Heading_20_1" text:outline-level="1" text:is-list-header="false">
<text:bookmark-start text:name="OrgXref.org6dd8e31"/>
<text:bookmark text:name="org6dd8e31"/>THIS is a topic
<text:bookmark-end text:name="OrgXref.org6dd8e31"/></text:h>
      <text:p text:style-name="Text_20_body">this is some text here
</text:p>
      <text:h text:style-name="Heading_20_2" text:outline-level="2" text:is-list-header="false">
<text:bookmark-start text:name="OrgXref.org633ee71"/>
<text:bookmark text:name="org633ee71"/>sub topic
<text:bookmark-end text:name="OrgXref.org633ee71"/></text:h>
      <text:p text:style-name="Text_20_body">more text here
</text:p>
      <text:h text:style-name="Heading_20_3" text:outline-level="3" text:is-list-header="false">
<text:bookmark-start text:name="OrgXref.org5595f85"/>
<text:bookmark text:name="org5595f85"/>sub sub topic
<text:bookmark-end text:name="OrgXref.org5595f85"/></text:h>
      <text:p text:style-name="Text_20_body">more text
</text:p>
      <text:h text:style-name="Heading_20_1" text:outline-level="1" text:is-list-header="false">
<text:bookmark-start text:name="OrgXref.org3981920"/>
<text:bookmark text:name="org3981920"/>this is another point
<text:bookmark-end text:name="OrgXref.org3981920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ryan</dc:creator>
    <meta:initial-creator>ryan</meta:initial-creator>
    <dc:date>2018-08-09T12:11:11</dc:date>
    <meta:creation-date>2018-08-09T12:11:11</meta:creation-date>
    <meta:generator>Emacs 25.2.2 (Org mode 9.1.13)</meta:generator>
    <meta:keyword/>
    <dc:subject/>
    <dc:title/>
  </office:meta>
</office:document-meta>
</file>